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7"/>
        <table:table-column table:style-name="co1" table:default-cell-style-name="ce9"/>
        <table:table-column table:style-name="co1" table:number-columns-repeated="244" table:default-cell-style-name="ce4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4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4" office:value-type="string" calcext:value-type="string">
            <text:p>transgenic_line_name</text:p>
          </table:table-cell>
          <table:table-cell table:style-name="ce4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4" office:value-type="string" calcext:value-type="string">
            <text:p>organ</text:p>
          </table:table-cell>
          <table:table-cell table:style-name="ce4" office:value-type="string" calcext:value-type="string">
            <text:p>organ_substructure</text:p>
          </table:table-cell>
          <table:table-cell table:style-name="ce4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4940_1710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9862_1711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59_17110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0_17111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1_1711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4939_1710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7_1710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8_1710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72144_1802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2_1802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4_1802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F_349259_1802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35960_1710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2_1802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4_1802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78849_1703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39_1703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40_1703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02251_1704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3509_1705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140_1705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3_1705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4_1705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02246_17033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6_17051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8_1705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24084_1709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3876_1710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9089_1802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bp4_Ai75_M_361755_18010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orb_Ai75_M_343201_1710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68_1704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70_1705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1_1706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2_1706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29580_1710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3_1704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4_1704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4459_1709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9589_17092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39635_1802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Tlx3_Ai75_M_361897_180125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9:20:36.163091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9:17.114803793</meta:creation-date>
    <dc:date>2018-07-24T19:21:05.275447875</dc:date>
    <dc:creator>jacob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646" meta:object-count="0"/>
  </office:meta>
</office:document-meta>
</file>